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0a82" officeooo:paragraph-rsid="002a586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1c0a82" officeooo:paragraph-rsid="002a5867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2a5867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a5867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2b3fb6" officeooo:paragraph-rsid="002a5867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2b3fb6" officeooo:paragraph-rsid="002b3fb6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2a5867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2e56ca" officeooo:paragraph-rsid="002e56ca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2e56ca" officeooo:paragraph-rsid="00307155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2e56ca" officeooo:paragraph-rsid="0030c064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2e56ca" officeooo:paragraph-rsid="0030cf72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bold" officeooo:rsid="002e56ca" officeooo:paragraph-rsid="003214da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officeooo:rsid="002e56ca" officeooo:paragraph-rsid="0033598c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bold" officeooo:rsid="002e56ca" officeooo:paragraph-rsid="0034cbb6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officeooo:rsid="002e56ca" officeooo:paragraph-rsid="0034e96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d41f9"/>
    </style:style>
    <style:style style:name="T2" style:family="text">
      <style:text-properties officeooo:rsid="00209421"/>
    </style:style>
    <style:style style:name="T3" style:family="text">
      <style:text-properties officeooo:rsid="0022b866"/>
    </style:style>
    <style:style style:name="T4" style:family="text">
      <style:text-properties officeooo:rsid="00247092"/>
    </style:style>
    <style:style style:name="T5" style:family="text">
      <style:text-properties officeooo:rsid="00250935"/>
    </style:style>
    <style:style style:name="T6" style:family="text">
      <style:text-properties officeooo:rsid="00260cec"/>
    </style:style>
    <style:style style:name="T7" style:family="text">
      <style:text-properties officeooo:rsid="0028ff6f"/>
    </style:style>
    <style:style style:name="T8" style:family="text">
      <style:text-properties officeooo:rsid="0029ee60"/>
    </style:style>
    <style:style style:name="T9" style:family="text">
      <style:text-properties officeooo:rsid="002a5728"/>
    </style:style>
    <style:style style:name="T10" style:family="text">
      <style:text-properties officeooo:rsid="002aea5b"/>
    </style:style>
    <style:style style:name="T11" style:family="text">
      <style:text-properties officeooo:rsid="002b3fb6"/>
    </style:style>
    <style:style style:name="T12" style:family="text">
      <style:text-properties officeooo:rsid="002eb628"/>
    </style:style>
    <style:style style:name="T13" style:family="text">
      <style:text-properties officeooo:rsid="00307155"/>
    </style:style>
    <style:style style:name="T14" style:family="text">
      <style:text-properties officeooo:rsid="0030c064"/>
    </style:style>
    <style:style style:name="T15" style:family="text">
      <style:text-properties officeooo:rsid="0030cf72"/>
    </style:style>
    <style:style style:name="T16" style:family="text">
      <style:text-properties officeooo:rsid="003214da"/>
    </style:style>
    <style:style style:name="T17" style:family="text">
      <style:text-properties officeooo:rsid="0033598c"/>
    </style:style>
    <style:style style:name="T18" style:family="text">
      <style:text-properties officeooo:rsid="0034cbb6"/>
    </style:style>
    <style:style style:name="T19" style:family="text">
      <style:text-properties officeooo:rsid="0034e9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ocus Group (t=1semaine)</text:p>
      <text:p text:style-name="P1"/>
      <text:p text:style-name="P2">1) Quel texte <text:span text:style-name="T7">vous a le plus marqué </text:span>?</text:p>
      <text:p text:style-name="P2"/>
      <text:p text:style-name="P3">-<text:span text:style-name="T11">le premier</text:span></text:p>
      <text:p text:style-name="P2"/>
      <text:p text:style-name="P2"/>
      <text:p text:style-name="P2">2) Vous <text:span text:style-name="T8">voyez-vous </text:span>lire avec ce dispositif ?</text:p>
      <text:p text:style-name="P2"/>
      <text:p text:style-name="P3">-<text:span text:style-name="T11">Oui pour certains textes mais pas tout au long du livre s'il est un peu long</text:span></text:p>
      <text:p text:style-name="P3"/>
      <text:p text:style-name="P2">3) Comment <text:span text:style-name="T9">pouvez-vous décrire </text:span>l’expérience que vous avez vécu ?</text:p>
      <text:p text:style-name="P2"/>
      <text:p text:style-name="P3">-<text:span text:style-name="T11">Innovante, il était intéressant de découvrir une nouvelle façon de lire</text:span></text:p>
      <text:p text:style-name="P3"/>
      <text:p text:style-name="P4">4) <text:span text:style-name="T10">Qu’est ce que Harry Potter a reçu pour noël et par qui ? (texte 1)</text:span></text:p>
      <text:p text:style-name="P5"/>
      <text:p text:style-name="P6">Un pull de la mère Wisley ainsi qu'une cape d'invisibilité de la part d'une personne anonyme</text:p>
      <text:p text:style-name="P6"/>
      <text:p text:style-name="P8">Total : <text:span text:style-name="T12">5</text:span> <text:s/>points</text:p>
      <text:p text:style-name="P3"/>
      <text:p text:style-name="P4"><text:span text:style-name="T2">5</text:span>) <text:span text:style-name="T2">Avec qui est Harry Potter ? (texte 1)</text:span></text:p>
      <text:p text:style-name="P3"/>
      <text:p text:style-name="P3">-<text:span text:style-name="T11">Ron</text:span></text:p>
      <text:p text:style-name="P3"/>
      <text:p text:style-name="P9">Total : <text:span text:style-name="T13">1</text:span> <text:s/>points</text:p>
      <text:p text:style-name="P9"/>
      <text:p text:style-name="P4"><text:span text:style-name="T3">6</text:span>) <text:span text:style-name="T1">Qu’est ce que Harry Potter a reçu pour noël et par qui ? (texte 2)</text:span></text:p>
      <text:p text:style-name="P4"/>
      <text:p text:style-name="P3">-<text:span text:style-name="T11">Un pull moche de la mère Wisley</text:span></text:p>
      <text:p text:style-name="P3"/>
      <text:p text:style-name="P10">Total : <text:span text:style-name="T14">0</text:span> point</text:p>
      <text:p text:style-name="P3"/>
      <text:p text:style-name="P3"/>
      <text:p text:style-name="P4"><text:span text:style-name="T3">7</text:span>) <text:span text:style-name="T3">Avec qui est Harry lors de l’ouverture des cadeaux ? (texte 2)</text:span></text:p>
      <text:p text:style-name="P4"/>
      <text:p text:style-name="P3">-<text:span text:style-name="T11">Ron et Hermione</text:span></text:p>
      <text:p text:style-name="P3"/>
      <text:p text:style-name="P11">Total : <text:s/><text:span text:style-name="T15">1</text:span> point</text:p>
      <text:p text:style-name="P3"/>
      <text:p text:style-name="P4"><text:span text:style-name="T3">8</text:span>) <text:span text:style-name="T3">Que prévoient de faire Harry, Ron et Hermione? (texte 2)</text:span></text:p>
      <text:p text:style-name="P4"/>
      <text:p text:style-name="P3">- <text:span text:style-name="T11">Je sais plus</text:span></text:p>
      <text:p text:style-name="P12"><text:soft-page-break/>Total : <text:span text:style-name="T16">0</text:span> point</text:p>
      <text:p text:style-name="P3"/>
      <text:p text:style-name="P4"><text:span text:style-name="T4">9</text:span>) <text:span text:style-name="T4">Comment se fait réveiller Harry et par qui ? (texte 3)</text:span></text:p>
      <text:p text:style-name="P4"/>
      <text:p text:style-name="P3">-<text:span text:style-name="T11">Hermione le réveille brusquement</text:span></text:p>
      <text:p text:style-name="P3"/>
      <text:p text:style-name="P13">Total : <text:span text:style-name="T17">0 </text:span>point </text:p>
      <text:p text:style-name="P3"/>
      <text:p text:style-name="P4"><text:span text:style-name="T4">10</text:span>) <text:s/><text:span text:style-name="T5">Qu’est ce que Harry Potter a reçu pour noël et de qui <text:s/>? (texte 3)</text:span></text:p>
      <text:p text:style-name="P4"/>
      <text:p text:style-name="P3">-<text:span text:style-name="T11">Son fameux eclair de feu</text:span></text:p>
      <text:p text:style-name="P3"/>
      <text:p text:style-name="P14">Total : <text:span text:style-name="T18">1</text:span> point</text:p>
      <text:p text:style-name="P3"/>
      <text:p text:style-name="P3"/>
      <text:p text:style-name="P4"><text:span text:style-name="T4">11</text:span>) <text:span text:style-name="T6">Avec qui est Harry ? Comment ont réagi ces personnes s’il y en a ? (texte 3)</text:span></text:p>
      <text:p text:style-name="P4"/>
      <text:p text:style-name="P3">-<text:span text:style-name="T11">Ron et Hermione, Ron veut à tout prix savoir de qui cela provient, il est très excité, Herione reste plus stoïque que Ron mais est tout de même étonnée</text:span></text:p>
      <text:p text:style-name="P3"/>
      <text:p text:style-name="P15">Total : <text:s/><text:span text:style-name="T19">4</text:span> po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2:30:46.470516546</meta:creation-date>
    <dc:date>2019-05-02T11:48:50.998524190</dc:date>
    <meta:editing-duration>PT27M16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72" meta:character-count="1345" meta:non-whitespace-character-count="1097"/>
  </office:meta>
</office:document-meta>
</file>